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2a1" officeooo:paragraph-rsid="0013a2a1"/>
    </style:style>
    <style:style style:name="P2" style:family="paragraph" style:parent-style-name="Standard" style:list-style-name="L1">
      <style:text-properties officeooo:rsid="0013a2a1" officeooo:paragraph-rsid="0013a2a1"/>
    </style:style>
    <style:style style:name="P3" style:family="paragraph" style:parent-style-name="Standard" style:list-style-name="L1">
      <style:text-properties officeooo:rsid="0015013f" officeooo:paragraph-rsid="0015013f"/>
    </style:style>
    <style:style style:name="P4" style:family="paragraph" style:parent-style-name="Standard" style:list-style-name="L1">
      <style:text-properties officeooo:rsid="0015013f" officeooo:paragraph-rsid="00167695"/>
    </style:style>
    <style:style style:name="P5" style:family="paragraph" style:parent-style-name="Standard" style:list-style-name="L1">
      <style:text-properties officeooo:paragraph-rsid="00167695"/>
    </style:style>
    <style:style style:name="P6" style:family="paragraph" style:parent-style-name="Standard" style:list-style-name="L1">
      <style:text-properties officeooo:rsid="00167695" officeooo:paragraph-rsid="00167695"/>
    </style:style>
    <style:style style:name="P7" style:family="paragraph" style:parent-style-name="Standard">
      <style:text-properties officeooo:rsid="00167695" officeooo:paragraph-rsid="00167695"/>
    </style:style>
    <style:style style:name="P8" style:family="paragraph" style:parent-style-name="Standard" style:list-style-name="L1">
      <style:text-properties fo:font-size="14pt" fo:font-weight="bold" officeooo:rsid="0013a2a1" officeooo:paragraph-rsid="0013a2a1" style:font-weight-asian="bold" style:font-weight-complex="bold"/>
    </style:style>
    <style:style style:name="P9" style:family="paragraph" style:parent-style-name="Standard" style:list-style-name="L1">
      <style:text-properties fo:font-size="14pt" fo:font-weight="bold" officeooo:rsid="0015013f" officeooo:paragraph-rsid="0015013f" style:font-weight-asian="bold" style:font-weight-complex="bold"/>
    </style:style>
    <style:style style:name="P10" style:family="paragraph" style:parent-style-name="Standard">
      <style:text-properties fo:font-size="14pt" officeooo:rsid="0016dba7" officeooo:paragraph-rsid="0016dba7"/>
    </style:style>
    <style:style style:name="P11" style:family="paragraph" style:parent-style-name="Standard" style:list-style-name="L1">
      <style:text-properties fo:font-size="12pt" fo:font-weight="bold" officeooo:rsid="0013a2a1" officeooo:paragraph-rsid="0013a2a1" style:font-weight-asian="bold" style:font-weight-complex="bold"/>
    </style:style>
    <style:style style:name="P12" style:family="paragraph" style:parent-style-name="Standard" style:list-style-name="L1">
      <style:text-properties fo:font-weight="bold" officeooo:rsid="0015013f" officeooo:paragraph-rsid="0015013f" style:font-weight-asian="bold" style:font-weight-complex="bold"/>
    </style:style>
    <style:style style:name="P13" style:family="paragraph" style:parent-style-name="Standard" style:list-style-name="L1">
      <style:text-properties fo:font-weight="bold" officeooo:rsid="00167695" officeooo:paragraph-rsid="00167695" style:font-weight-asian="bold" style:font-weight-complex="bold"/>
    </style:style>
    <style:style style:name="P14" style:family="paragraph" style:parent-style-name="Standard" style:list-style-name="L3">
      <style:text-properties officeooo:rsid="0016dba7" officeooo:paragraph-rsid="0016dba7"/>
    </style:style>
    <style:style style:name="P15" style:family="paragraph" style:parent-style-name="Standard" style:list-style-name="L1">
      <style:text-properties officeooo:rsid="0016dba7" officeooo:paragraph-rsid="0016dba7"/>
    </style:style>
    <style:style style:name="P16" style:family="paragraph" style:parent-style-name="Standard" style:list-style-name="L4">
      <style:text-properties officeooo:rsid="0016dba7" officeooo:paragraph-rsid="0016dba7"/>
    </style:style>
    <style:style style:name="P17" style:family="paragraph" style:parent-style-name="Standard" style:list-style-name="L4">
      <style:text-properties officeooo:rsid="0018ba14" officeooo:paragraph-rsid="0018ba14"/>
    </style:style>
    <style:style style:name="T1" style:family="text">
      <style:text-properties officeooo:rsid="00167695"/>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italic" officeooo:rsid="0018ba14" style:font-style-asian="italic" style:font-style-complex="italic"/>
    </style:style>
    <style:style style:name="T5" style:family="text">
      <style:text-properties officeooo:rsid="0018ba14"/>
    </style:style>
    <text:list-style style:name="L1">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fo:text-align="center">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fo:text-align="center">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Lion et le Moucheron</text:p>
      <text:p text:style-name="P1"/>
      <text:p text:style-name="P1">En quoi le récit se met-il au service d’une morale, et laquelle ?</text:p>
      <text:p text:style-name="P1">→ Comment Jean de la Fontaine nous fait-il paraître une morale, et quelle est cette morale ?</text:p>
      <text:p text:style-name="P1"/>
      <text:p text:style-name="P10">Introduction</text:p>
      <text:list xml:id="list8397938206272455905" text:style-name="L3">
        <text:list-item>
          <text:p text:style-name="P14">Jean de la Fontaine</text:p>
          <text:p text:style-name="P14"><text:span text:style-name="T3">Fables</text:span>, 1668</text:p>
          <text:p text:style-name="P14">Livre II, 9</text:p>
        </text:list-item>
        <text:list-item>
          <text:p text:style-name="P14">C’est l’histoire d’un lion qui insulte un moucheron, qui va alors le provoquer en duel et le vaincre. Puis, en célébrant sa victoire, il relâche sa prudence et finit mangé par une araignée.</text:p>
        </text:list-item>
      </text:list>
      <text:p text:style-name="P1"/>
      <text:list xml:id="list1581631895778085130" text:style-name="L1">
        <text:list-item>
          <text:p text:style-name="P8">Le récit dans la fable</text:p>
          <text:list>
            <text:list-item>
              <text:p text:style-name="P11">Un récit épique</text:p>
              <text:list>
                <text:list-item>
                  <text:p text:style-name="P2">CL du combat</text:p>
                </text:list-item>
                <text:list-item>
                  <text:p text:style-name="P2">Rythme rapide</text:p>
                  <text:list>
                    <text:list-item>
                      <text:p text:style-name="P2">Les actions s’enchaînent</text:p>
                    </text:list-item>
                    <text:list-item>
                      <text:p text:style-name="P2">Alternance entre alexandrins et octosyllabes</text:p>
                    </text:list-item>
                  </text:list>
                </text:list-item>
              </text:list>
            </text:list-item>
            <text:list-item>
              <text:p text:style-name="P12">Paradoxe : Le <text:span text:style-name="T1">plus fort est vaincu</text:span></text:p>
              <text:list>
                <text:list-item>
                  <text:p text:style-name="P3">Dans le dialogue</text:p>
                  <text:list>
                    <text:list-item>
                      <text:p text:style-name="P3">Le Lion n’a qu’un seul vers, le Moucheron en a 4</text:p>
                    </text:list-item>
                    <text:list-item>
                      <text:p text:style-name="P3">Le Lion ne fait qu’insulter le Moucheron</text:p>
                      <text:p text:style-name="P3">Le Moucheron rabaisse le Lion avec un argument</text:p>
                    </text:list-item>
                  </text:list>
                </text:list-item>
                <text:list-item>
                  <text:p text:style-name="P6">Dans le combat</text:p>
                  <text:list>
                    <text:list-item>
                      <text:p text:style-name="P5"><text:span text:style-name="T1">Le Lion s’affole et se blesse malgré sa puissance</text:span></text:p>
                    </text:list-item>
                    <text:list-item>
                      <text:p text:style-name="P6">Le Moucheron garde son sang froid et triomphe malgré sa faiblesse</text:p>
                      <text:list>
                        <text:list-item>
                          <text:p text:style-name="P6">Vers 23-25</text:p>
                        </text:list-item>
                      </text:list>
                    </text:list-item>
                  </text:list>
                </text:list-item>
                <text:list-item>
                  <text:p text:style-name="P6">Retournement de situation</text:p>
                  <text:list>
                    <text:list-item>
                      <text:p text:style-name="P6">Celui qui avait vaincu se retrouve vaincu à son tour</text:p>
                      <text:list>
                        <text:list-item>
                          <text:p text:style-name="P6">Vers 32-34</text:p>
                        </text:list-item>
                      </text:list>
                    </text:list-item>
                  </text:list>
                </text:list-item>
              </text:list>
            </text:list-item>
          </text:list>
        </text:list-item>
        <text:list-item>
          <text:p text:style-name="P9">Le message</text:p>
          <text:list>
            <text:list-item>
              <text:p text:style-name="P12">Message explicite</text:p>
              <text:list>
                <text:list-item>
                  <text:p text:style-name="P4">La morale est dite à la fin</text:p>
                  <text:list>
                    <text:list-item>
                      <text:p text:style-name="P4"><text:span text:style-name="T1">T</text:span>ypique des fables de la Fontaine</text:p>
                      <text:list>
                        <text:list-item>
                          <text:p text:style-name="P6">Vers 35-39</text:p>
                        </text:list-item>
                      </text:list>
                    </text:list-item>
                  </text:list>
                </text:list-item>
                <text:list-item>
                  <text:p text:style-name="P5"><text:span text:style-name="T1">Il n’y a pas une, mais deux leçons</text:span></text:p>
                </text:list-item>
                <text:list-item>
                  <text:p text:style-name="P15">La morale est séparée du récit, occupant un petit paragraphe</text:p>
                </text:list-item>
              </text:list>
            </text:list-item>
            <text:list-item>
              <text:p text:style-name="P13">Parallèle entre le récit et la morale</text:p>
              <text:list>
                <text:list-item>
                  <text:p text:style-name="P6">Proportionnalité</text:p>
                  <text:list>
                    <text:list-item>
                      <text:p text:style-name="P6">La partie la plus courte du récit est associée à la leçon qui a le moins de syllabes</text:p>
                      <text:list>
                        <text:list-item>
                          <text:p text:style-name="P6">1<text:span text:style-name="T2">re</text:span> leçon = 2 alexandrins → Récit vers 1-31</text:p>
                        </text:list-item>
                        <text:list-item>
                          <text:p text:style-name="P6">2<text:span text:style-name="T2">e</text:span> leçon = 1 alexandrin + 1 octosyllabe → Récit vers 32-34</text:p>
                        </text:list-item>
                      </text:list>
                    </text:list-item>
                  </text:list>
                </text:list-item>
              </text:list>
            </text:list-item>
          </text:list>
        </text:list-item>
      </text:list>
      <text:p text:style-name="P7"/>
      <text:p text:style-name="P10">Conclusion</text:p>
      <text:list xml:id="list5747542768041029553" text:style-name="L4">
        <text:list-item>
          <text:p text:style-name="P16">Dire la morale</text:p>
          <text:p text:style-name="P16">La morale est transmise par le fait que ça raconte un combat dont l’issu est inattendue, renversant les clichés (plus grand = plus fort)</text:p>
        </text:list-item>
        <text:list-item>
          <text:p text:style-name="P16">Ouverture : <text:span text:style-name="T4">L’Île des esclave</text:span><text:span text:style-name="T5"> de Marivaux</text:span></text:p>
          <text:list>
            <text:list-header>
              <text:p text:style-name="P17">Renversement de situation entre le plus fort et le plus faible</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09:56:05.796000000</meta:creation-date>
    <dc:date>2018-06-26T11:02:20.481000000</dc:date>
    <meta:editing-duration>PT12M42S</meta:editing-duration>
    <meta:editing-cycles>1</meta:editing-cycles>
    <meta:document-statistic meta:table-count="0" meta:image-count="0" meta:object-count="0" meta:page-count="1" meta:paragraph-count="43" meta:word-count="343" meta:character-count="1699" meta:non-whitespace-character-count="1437"/>
    <meta:generator>LibreOffice/5.1.6.2$Windows_x86 LibreOffice_project/07ac168c60a517dba0f0d7bc7540f5afa45f0909</meta:generator>
  </office:meta>
</office:document-meta>
</file>